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333333" draw:textarea-horizontal-align="justify" draw:textarea-vertical-align="top" draw:auto-grow-height="false"/>
    </style:style>
    <style:style style:name="gr2" style:family="graphic" style:parent-style-name="standard">
      <style:graphic-properties svg:stroke-color="#000000" draw:fill="solid" draw:fill-color="#4c4c4c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4c4c4c" draw:textarea-horizontal-align="justify" draw:textarea-vertical-align="top" draw:auto-grow-height="false"/>
    </style:style>
    <style:style style:name="gr4" style:family="graphic" style:parent-style-name="standard">
      <style:graphic-properties svg:stroke-color="#000000" draw:fill="solid" draw:fill-color="#666666" draw:textarea-horizontal-align="justify" draw:textarea-vertical-align="top" draw:auto-grow-height="false"/>
    </style:style>
    <style:style style:name="gr5" style:family="graphic" style:parent-style-name="standard">
      <style:graphic-properties svg:stroke-color="#000000" draw:fill="solid" draw:fill-color="#999999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333333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24" draw:id="id24" draw:layer="layout" svg:width="8.194cm" svg:height="5.5cm" svg:x="9.434cm" svg:y="6.802cm">
          <text:p text:style-name="P1"><text:span text:style-name="T1">Debug Control Pane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7.992cm" svg:height="1.4cm" svg:x="9.536cm" svg:y="7.802cm">
          <text:p text:style-name="P1"><text:span text:style-name="T1">Start GDB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7.998cm" svg:height="1.4cm" svg:x="9.53cm" svg:y="9.302cm">
          <text:p text:style-name="P1"><text:span text:style-name="T1">Stop GDB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8.004cm" svg:height="1.4cm" svg:x="9.524cm" svg:y="10.802cm">
          <text:p text:style-name="P1"><text:span text:style-name="T1">Tracing and debuggin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335cm" svg:height="17.861cm" svg:x="19.443cm" svg:y="1cm">
          <text:p text:style-name="P1"><text:span text:style-name="T1">Tab Manag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158cm" svg:height="16.75cm" svg:x="19.543cm" svg:y="2cm">
          <text:p text:style-name="P1"><text:span text:style-name="T1">currentEditor(KCCodeEditor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17.976cm" svg:height="7.2cm" svg:x="19.643cm" svg:y="6.4cm">
          <text:p text:style-name="P1"><text:span text:style-name="T1">GDB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6.6cm" svg:height="1.6cm" svg:x="25.543cm" svg:y="10.2cm">
          <text:p text:style-name="P1"><text:span text:style-name="T1">GDB Thread</text:span></text:p>
          <text:p text:style-name="P1"><text:span text:style-name="T1">(QProcess+QThread)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6.6cm" svg:height="1.6cm" svg:x="25.543cm" svg:y="8cm">
          <text:p text:style-name="P1"><text:span text:style-name="T1">Message Queue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5.1cm" svg:height="3.749cm" svg:x="19.743cm" svg:y="8cm">
          <text:p text:style-name="P1"><text:span text:style-name="T1">GDB Command</text:span></text:p>
          <text:p text:style-name="P1"><text:span text:style-name="T1">Translator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7.528cm" svg:y1="10.002cm" svg:x2="19.643cm" svg:y2="10cm" draw:start-shape="id1" draw:start-glue-point="1" draw:end-shape="id2" svg:d="m17528 10002h1058v-2h1057" svg:viewBox="0 0 2116 3">
          <text:p/>
        </draw:connector>
        <draw:connector draw:style-name="gr6" draw:text-style-name="P2" draw:layer="layout" svg:x1="17.528cm" svg:y1="8.502cm" svg:x2="19.643cm" svg:y2="10cm" draw:start-shape="id3" draw:start-glue-point="1" draw:end-shape="id2" svg:d="m17528 8502h1058v1498h1057" svg:viewBox="0 0 2116 1499">
          <text:p/>
        </draw:connector>
        <draw:connector draw:style-name="gr6" draw:text-style-name="P2" draw:layer="layout" svg:x1="17.528cm" svg:y1="11.502cm" svg:x2="19.643cm" svg:y2="10cm" draw:start-shape="id4" draw:start-glue-point="1" draw:end-shape="id2" svg:d="m17528 11502h1058v-1502h1057" svg:viewBox="0 0 2116 1503">
          <text:p/>
        </draw:connector>
        <draw:custom-shape draw:style-name="gr4" draw:text-style-name="P1" draw:layer="layout" svg:width="17.976cm" svg:height="2.4cm" svg:x="19.643cm" svg:y="3cm">
          <text:p text:style-name="P1"><text:span text:style-name="T1">KCTextEdito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17.787cm" svg:height="1.4cm" svg:x="19.745cm" svg:y="3.9cm">
          <text:p text:style-name="P1"><text:span text:style-name="T1">KCMarkPanel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5.108cm" svg:height="1.6cm" svg:x="19.762cm" svg:y="11.881cm">
          <text:p text:style-name="P1"><text:span text:style-name="T1">Original Output </text:span></text:p>
          <text:p text:style-name="P1"><text:span text:style-name="T1">Signal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8.638cm" svg:y1="5.3cm" svg:x2="28.631cm" svg:y2="6.4cm" draw:start-shape="id5" draw:start-glue-point="2" draw:end-shape="id2" draw:end-glue-point="0" svg:d="m28638 5300v550h-7v550" svg:viewBox="0 0 8 1101">
          <text:p/>
        </draw:connector>
        <draw:custom-shape draw:style-name="gr5" draw:text-style-name="P1" xml:id="id10" draw:id="id10" draw:layer="layout" svg:width="4.3cm" svg:height="1.6cm" svg:x="33.242cm" svg:y="11.894cm">
          <text:p text:style-name="P1"><text:span text:style-name="T1">GDBMiValue</text:span></text:p>
          <text:p text:style-name="P1"><text:span text:style-name="T1">Signal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4.3cm" svg:height="2.302cm" svg:x="33.243cm" svg:y="8cm">
          <text:p text:style-name="P1"><text:span text:style-name="T1">GDBMiValue</text:span></text:p>
          <text:p text:style-name="P1"><text:span text:style-name="T1">Translator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-0.099cm" svg:x1="22.293cm" svg:y1="8cm" svg:x2="28.843cm" svg:y2="8cm" draw:start-shape="id6" draw:end-shape="id7" draw:end-glue-point="0" svg:d="m22293 8000v-601h6550v601" svg:viewBox="0 0 6551 602">
          <text:p/>
        </draw:connector>
        <draw:connector draw:style-name="gr6" draw:text-style-name="P2" draw:layer="layout" draw:line-skew="-0.099cm" svg:x1="25.543cm" svg:y1="11cm" svg:x2="25.543cm" svg:y2="8.8cm" draw:start-shape="id8" draw:start-glue-point="3" draw:end-shape="id7" svg:d="m25543 11000h-600v-2200h600" svg:viewBox="0 0 601 2201">
          <text:p/>
        </draw:connector>
        <draw:connector draw:style-name="gr6" draw:text-style-name="P2" draw:layer="layout" svg:x1="28.843cm" svg:y1="9.6cm" svg:x2="28.843cm" svg:y2="10.2cm" draw:start-shape="id7" draw:start-glue-point="2" draw:end-shape="id8" draw:end-glue-point="0" svg:d="m28843 9600v600" svg:viewBox="0 0 1 601">
          <text:p/>
        </draw:connector>
        <draw:connector draw:style-name="gr6" draw:text-style-name="P2" draw:layer="layout" draw:line-skew="-0.15cm" svg:x1="32.143cm" svg:y1="11cm" svg:x2="33.243cm" svg:y2="9.151cm" draw:start-shape="id8" draw:start-glue-point="1" draw:end-shape="id9" draw:end-glue-point="3" svg:d="m32143 11000h400v-1849h700" svg:viewBox="0 0 1101 1850">
          <text:p/>
        </draw:connector>
        <draw:connector draw:style-name="gr6" draw:text-style-name="P2" draw:layer="layout" svg:x1="35.393cm" svg:y1="10.302cm" svg:x2="35.392cm" svg:y2="11.894cm" draw:start-shape="id9" draw:start-glue-point="2" draw:end-shape="id10" draw:end-glue-point="0" svg:d="m35393 10302v796h-1v796" svg:viewBox="0 0 2 1593">
          <text:p/>
        </draw:connector>
        <draw:custom-shape draw:style-name="gr7" draw:text-style-name="P1" xml:id="id14" draw:id="id14" draw:layer="layout" svg:width="5.276cm" svg:height="1.869cm" svg:x="19.676cm" svg:y="16.768cm">
          <text:p text:style-name="P1"><text:span text:style-name="T1">Command Line</text:span></text:p>
          <text:p text:style-name="P1"><text:span text:style-name="T1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12" draw:id="id12" draw:layer="layout" svg:width="6.533cm" svg:height="1.22cm" svg:x="28.23cm" svg:y="14.271cm">
          <text:p text:style-name="P1"><text:span text:style-name="T1">GDBMiValue Analyzer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8.843cm" svg:y1="11.8cm" svg:x2="24.87cm" svg:y2="12.681cm" draw:start-shape="id8" draw:start-glue-point="2" draw:end-shape="id11" draw:end-glue-point="1" svg:d="m28843 11800v881h-3973" svg:viewBox="0 0 3974 882">
          <text:p/>
        </draw:connector>
        <draw:connector draw:style-name="gr6" draw:text-style-name="P2" draw:layer="layout" svg:x1="35.392cm" svg:y1="13.494cm" svg:x2="34.763cm" svg:y2="14.881cm" draw:start-shape="id10" draw:start-glue-point="2" draw:end-shape="id12" draw:end-glue-point="1" svg:d="m35392 13494v1387h-629" svg:viewBox="0 0 630 1388">
          <text:p/>
        </draw:connector>
        <draw:custom-shape draw:style-name="gr7" draw:text-style-name="P1" xml:id="id15" draw:id="id15" draw:layer="layout" svg:width="4.15cm" svg:height="1.863cm" svg:x="25.068cm" svg:y="16.758cm">
          <text:p text:style-name="P1"><text:span text:style-name="T1">Breakpoint</text:span></text:p>
          <text:p text:style-name="P1"><text:span text:style-name="T1">Info Model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3" draw:id="id13" draw:layer="layout" svg:width="4.379cm" svg:height="1.863cm" svg:x="29.308cm" svg:y="16.758cm">
          <text:p text:style-name="P2"><text:span text:style-name="T1">Stack Info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6" draw:id="id16" draw:layer="layout" svg:width="3.851cm" svg:height="1.863cm" svg:x="33.752cm" svg:y="16.759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31.496cm" svg:y1="15.491cm" svg:x2="31.497cm" svg:y2="16.758cm" draw:start-shape="id12" draw:start-glue-point="2" draw:end-shape="id13" svg:d="m31496 15491v633h1v634" svg:viewBox="0 0 2 1268">
          <text:p/>
        </draw:connector>
        <draw:connector draw:style-name="gr6" draw:text-style-name="P2" draw:layer="layout" svg:x1="22.316cm" svg:y1="13.481cm" svg:x2="22.314cm" svg:y2="16.768cm" draw:start-shape="id11" draw:start-glue-point="2" draw:end-shape="id14" draw:end-glue-point="0" svg:d="m22316 13481v1643h-2v1644" svg:viewBox="0 0 3 3288">
          <text:p/>
        </draw:connector>
        <draw:connector draw:style-name="gr6" draw:text-style-name="P2" draw:layer="layout" svg:x1="31.496cm" svg:y1="15.491cm" svg:x2="27.143cm" svg:y2="16.758cm" draw:start-shape="id12" draw:start-glue-point="2" draw:end-shape="id15" svg:d="m31496 15491v633h-4353v634" svg:viewBox="0 0 4354 1268">
          <text:p/>
        </draw:connector>
        <draw:connector draw:style-name="gr6" draw:text-style-name="P2" draw:layer="layout" svg:x1="31.496cm" svg:y1="15.491cm" svg:x2="35.677cm" svg:y2="16.759cm" draw:start-shape="id12" draw:start-glue-point="2" draw:end-shape="id16" draw:end-glue-point="0" svg:d="m31496 15491v634h4181v634" svg:viewBox="0 0 4182 1269">
          <text:p/>
        </draw:connector>
        <draw:custom-shape draw:style-name="gr1" draw:text-style-name="P1" draw:layer="layout" svg:width="8.208cm" svg:height="4.025cm" svg:x="9.424cm" svg:y="14.525cm">
          <text:p text:style-name="P1"><text:span text:style-name="T1">Debug Command IO Dock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7.998cm" svg:height="1.4cm" svg:x="9.524cm" svg:y="15.506cm">
          <text:p text:style-name="P1"><text:span text:style-name="T1">Command Inpu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7.998cm" svg:height="1.4cm" svg:x="9.524cm" svg:y="17.006cm">
          <text:p text:style-name="P1"><text:span text:style-name="T1">Command Output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9.676cm" svg:y1="17.702cm" svg:x2="17.522cm" svg:y2="17.706cm" draw:start-shape="id14" draw:start-glue-point="3" draw:end-shape="id17" svg:d="m19676 17702h-1077v4h-1077" svg:viewBox="0 0 2155 5">
          <text:p/>
        </draw:connector>
        <draw:connector draw:style-name="gr6" draw:text-style-name="P2" draw:layer="layout" svg:x1="17.522cm" svg:y1="16.206cm" svg:x2="19.643cm" svg:y2="10cm" draw:start-shape="id18" draw:start-glue-point="1" draw:end-shape="id2" draw:end-glue-point="3" svg:d="m17522 16206h1061v-6206h1060" svg:viewBox="0 0 2122 6207">
          <text:p/>
        </draw:connector>
        <draw:custom-shape draw:style-name="gr1" draw:text-style-name="P1" xml:id="id19" draw:id="id19" draw:layer="layout" svg:width="8.208cm" svg:height="4.025cm" svg:x="19.486cm" svg:y="20.575cm">
          <text:p text:style-name="P1"><text:span text:style-name="T1">Watch Variables Dock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998cm" svg:height="1.4cm" svg:x="19.586cm" svg:y="21.556cm">
          <text:p text:style-name="P1"><text:span text:style-name="T1">Local Watch TreeView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998cm" svg:height="1.4cm" svg:x="19.586cm" svg:y="23.056cm">
          <text:p text:style-name="P1"><text:span text:style-name="T1">Custom Watch TreeView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8.208cm" svg:height="4.025cm" svg:x="29.555cm" svg:y="20.575cm">
          <text:p text:style-name="P1"><text:span text:style-name="T1">Stack Dock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998cm" svg:height="2.906cm" svg:x="29.655cm" svg:y="21.556cm">
          <text:p text:style-name="P1"><text:span text:style-name="T1">Stack Info TreeView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0.336cm" svg:x1="31.497cm" svg:y1="18.621cm" svg:x2="23.59cm" svg:y2="20.575cm" draw:start-shape="id13" draw:start-glue-point="2" draw:end-shape="id19" draw:end-glue-point="0" svg:d="m31497 18621v1312h-7907v642" svg:viewBox="0 0 7908 1955">
          <text:p/>
        </draw:connector>
        <draw:connector draw:style-name="gr6" draw:text-style-name="P2" draw:layer="layout" draw:line-skew="0.335cm" svg:x1="31.497cm" svg:y1="18.621cm" svg:x2="33.659cm" svg:y2="20.575cm" draw:start-shape="id13" draw:start-glue-point="2" draw:end-shape="id20" draw:end-glue-point="0" svg:d="m31497 18621v1311h2162v643" svg:viewBox="0 0 2163 1955">
          <text:p/>
        </draw:connector>
        <draw:custom-shape draw:style-name="gr1" draw:text-style-name="P1" xml:id="id21" draw:id="id21" draw:layer="layout" svg:width="8.208cm" svg:height="4.025cm" svg:x="9.422cm" svg:y="20.566cm">
          <text:p text:style-name="P1"><text:span text:style-name="T1">Breakpoints Dock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998cm" svg:height="2.879cm" svg:x="9.522cm" svg:y="21.547cm">
          <text:p text:style-name="P1"><text:span text:style-name="T1">Breakpoint TreeView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-0.069cm" svg:x1="27.143cm" svg:y1="18.621cm" svg:x2="13.526cm" svg:y2="20.566cm" draw:start-shape="id15" draw:start-glue-point="2" draw:end-shape="id21" draw:end-glue-point="0" svg:d="m27143 18621v903h-13617v1042" svg:viewBox="0 0 13618 1946">
          <text:p/>
        </draw:connector>
        <draw:custom-shape draw:style-name="gr8" draw:text-style-name="P1" xml:id="id22" draw:id="id22" draw:layer="layout" svg:width="5.832cm" svg:height="23.6cm" svg:x="38.968cm" svg:y="1cm">
          <text:p text:style-name="P1"><text:span text:style-name="T1">Other Docks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37.603cm" svg:y1="17.69cm" svg:x2="38.968cm" svg:y2="12.8cm" draw:start-shape="id16" draw:start-glue-point="1" draw:end-shape="id22" draw:end-glue-point="3" svg:d="m37603 17690h682v-4890h683" svg:viewBox="0 0 1366 4891">
          <text:p/>
        </draw:connector>
        <draw:custom-shape draw:style-name="gr8" draw:text-style-name="P1" xml:id="id23" draw:id="id23" draw:layer="layout" svg:width="5.832cm" svg:height="1.999cm" svg:x="1cm" svg:y="11.889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3.916cm" svg:y1="11.889cm" svg:x2="9.434cm" svg:y2="9.552cm" draw:start-shape="id23" draw:start-glue-point="0" draw:end-shape="id24" draw:end-glue-point="3" svg:d="m3916 11889v-2337h5518" svg:viewBox="0 0 5519 2338">
          <text:p/>
        </draw:connector>
        <draw:connector draw:style-name="gr6" draw:text-style-name="P2" draw:layer="layout" svg:x1="3.916cm" svg:y1="13.888cm" svg:x2="9.524cm" svg:y2="16.206cm" draw:start-shape="id23" draw:start-glue-point="2" draw:end-shape="id18" draw:end-glue-point="3" svg:d="m3916 13888v2318h5608" svg:viewBox="0 0 5609 23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measure-align="inside" draw:measure-vertical-align="abov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.8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31T17:54:12.04</meta:creation-date>
    <dc:date>2014-02-07T16:47:05.601000000</dc:date>
    <meta:editing-duration>PT1H40M28S</meta:editing-duration>
    <meta:editing-cycles>34</meta:editing-cycles>
    <meta:generator>LibreOffice/4.1.4.2$Windows_x86 LibreOffice_project/0a0440ccc0227ad9829de5f46be37cfb6edcf72</meta:generator>
    <meta:document-statistic meta:object-count="55"/>
  </office:meta>
</office:document-meta>
</file>